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92in" style:rel-column-width="5070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83in" style:rel-column-width="191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paragraph-rsid="003851b2"/>
    </style:style>
    <style:style style:name="P4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2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ffffff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3b4bdf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7ebfa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17fc20"/>
    </style:style>
    <style:style style:name="T14" style:family="text">
      <style:text-properties officeooo:rsid="00345f2d"/>
    </style:style>
    <style:style style:name="T15" style:family="text">
      <style:text-properties officeooo:rsid="0034f656"/>
    </style:style>
    <style:style style:name="T16" style:family="text">
      <style:text-properties officeooo:rsid="0036a90c"/>
    </style:style>
    <style:style style:name="T17" style:family="text">
      <style:text-properties officeooo:rsid="003851b2"/>
    </style:style>
    <style:style style:name="T18" style:family="text">
      <style:text-properties officeooo:rsid="00393d41"/>
    </style:style>
    <style:style style:name="T19" style:family="text">
      <style:text-properties officeooo:rsid="00395124"/>
    </style:style>
    <style:style style:name="T20" style:family="text">
      <style:text-properties officeooo:rsid="0039bb76"/>
    </style:style>
    <style:style style:name="T21" style:family="text">
      <style:text-properties officeooo:rsid="0040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1">QUI</text:p>
            <text:p text:style-name="P62">22</text:p>
            <text:p text:style-name="P49"><text:span text:style-name="T12">AGO</text:span><text:line-break/></text:p>
            <text:p text:style-name="P50">OnLine</text:p>
          </table:table-cell>
          <table:table-cell table:style-name="_31_7.B1" office:value-type="string">
            <text:p text:style-name="P48">Horário</text:p>
          </table:table-cell>
          <table:table-cell table:style-name="_31_7.B1" office:value-type="string">
            <text:p text:style-name="P48">Sala 1</text:p>
          </table:table-cell>
          <table:table-cell table:style-name="_31_7.B1" office:value-type="string">
            <text:p text:style-name="P48">Sala 2</text:p>
          </table:table-cell>
          <table:table-cell table:style-name="_31_7.E1" office:value-type="string">
            <text:p text:style-name="P48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09:00 – 10:00</text:p>
          </table:table-cell>
          <table:table-cell table:style-name="_31_7.B2" office:value-type="string">
            <text:p text:style-name="P12">Um primeiro olhar sobre o uso de sofware livre nos Estados brasileiros</text:p>
            <text:p text:style-name="P40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3">Marjori Klinczak</text:p>
          </table:table-cell>
          <table:table-cell table:style-name="_31_7.E2" office:value-type="string">
            <text:p text:style-name="P12">NO LOGZ, NO CRIME</text:p>
            <text:p text:style-name="P40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10:<text:span text:style-name="T14">0</text:span>0 – 1<text:span text:style-name="T14">2</text:span>:<text:span text:style-name="T14">0</text:span>0</text:p>
          </table:table-cell>
          <table:table-cell table:style-name="_31_7.B2" office:value-type="string">
            <text:p text:style-name="P12"><text:span text:style-name="T19">Mini-Tutorial</text:span><text:line-break/>Suprindo microserviçoes em nodejs com apache kafka</text:p>
            <text:p text:style-name="P40">João Cãndido de Souza Neto</text:p>
          </table:table-cell>
          <table:table-cell table:style-name="_31_7.B2" office:value-type="string">
            <text:p text:style-name="P16"><text:span text:style-name="T19">Mini-Tutorial</text:span><text:line-break/>A Arte da Engenharia de Prompts: Técnicas para Refinar e Personalizar <text:line-break/>suas Interações com IA <text:line-break/><text:span text:style-name="T10">Humberto Massareto</text:span></text:p>
          </table:table-cell>
          <table:table-cell table:style-name="_31_7.E2" office:value-type="string">
            <text:p text:style-name="P16"><text:span text:style-name="T19">Mini-Tutorial</text:span><text:line-break/>Provisionando um cluster failover com Nomad, KVM, Cloudinit e Glusterfs</text:p>
            <text:p text:style-name="P40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0">1<text:span text:style-name="T14">2</text:span>:00 – 14:00</text:p>
          </table:table-cell>
          <table:table-cell table:style-name="_31_7.E2" table:number-columns-spanned="3" office:value-type="string">
            <text:p text:style-name="P33"><text:span text:style-name="T21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3">14:<text:span text:style-name="T14">0</text:span>0 – 1<text:span text:style-name="T14">5</text:span>:<text:span text:style-name="T14">0</text:span>0</text:p>
          </table:table-cell>
          <table:table-cell table:style-name="_31_7.B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B2" table:number-rows-spanned="2" office:value-type="string">
            <text:p text:style-name="P16"><text:span text:style-name="T19">Mini-Tutorial</text:span><text:line-break/>Wokwi - um simulador para sistemas embarcados</text:p>
            <text:p text:style-name="P41">Gedeane Kenshima</text:p>
          </table:table-cell>
          <table:table-cell table:style-name="_31_7.E2" table:number-rows-spanned="4" office:value-type="string">
            <text:p text:style-name="P13"/>
            <text:p text:style-name="P15"><text:span text:style-name="T19">Tutorial</text:span><text:line-break/>O uso do Blender na Arquitetura de Alto Padrão!</text:p>
            <text:p text:style-name="P41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4">5</text:span>:00 – 1<text:span text:style-name="T14">6</text:span>:00</text:p>
          </table:table-cell>
          <table:table-cell table:style-name="_31_7.B2" office:value-type="string">
            <text:p text:style-name="P15">Introdução ao Liferay 7.4: Explorando um CMS Open Source e "User-Friendly"</text:p>
            <text:p text:style-name="P41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5">6</text:span>:<text:span text:style-name="T15">0</text:span>0 – 1<text:span text:style-name="T15">7</text:span>:<text:span text:style-name="T15">0</text:span>0</text:p>
          </table:table-cell>
          <table:table-cell table:style-name="_31_7.B2" office:value-type="string">
            <text:p text:style-name="P14">Usando IA para programação</text:p>
            <text:p text:style-name="P42">Cartola</text:p>
          </table:table-cell>
          <table:table-cell table:style-name="_31_7.B2" office:value-type="string">
            <text:p text:style-name="P35">O conceito dos Gêmeos Digitais e como ele só será possível através do Software Livre</text:p>
            <text:p text:style-name="P46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6">17:00 - 18:00</text:p>
          </table:table-cell>
          <table:table-cell table:style-name="_31_7.B2" office:value-type="string">
            <text:p text:style-name="P14">Comparacao de linguagens para automacao de redes usando Python, Go e Rust. Uma batalha divertida.</text:p>
            <text:p text:style-name="P42">Claus Topke</text:p>
          </table:table-cell>
          <table:table-cell table:style-name="_31_7.B2" office:value-type="string">
            <text:p text:style-name="P35">Apresentação do Rancher prime</text:p>
            <text:p text:style-name="P46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52">SEX</text:p>
            <text:p text:style-name="P63">23</text:p>
            <text:p text:style-name="P58"><text:span text:style-name="T12">AGO</text:span><text:line-break/></text:p>
            <text:p text:style-name="P60">Presencial</text:p>
          </table:table-cell>
          <table:table-cell table:style-name="Table1.B1" office:value-type="string">
            <text:p text:style-name="P54">Horário</text:p>
          </table:table-cell>
          <table:table-cell table:style-name="Table1.B1" office:value-type="string">
            <text:p text:style-name="P54">Sala 1</text:p>
          </table:table-cell>
          <table:table-cell table:style-name="Table1.B1" office:value-type="string">
            <text:p text:style-name="P54">Sala 2</text:p>
          </table:table-cell>
          <table:table-cell table:style-name="Table1.E1" office:value-type="string">
            <text:p text:style-name="P56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6">10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1.B2" office:value-type="string">
            <text:p text:style-name="P12">Execute sua própria IA <text:line-break/>de maneira privada</text:p>
            <text:p text:style-name="P40">Alexandre Alves Gonçalves</text:p>
          </table:table-cell>
          <table:table-cell table:style-name="Table1.B2" office:value-type="string">
            <text:p text:style-name="P12">Entendendo o apiserver do Kubernetes</text:p>
            <text:p text:style-name="P40">Amim Moises Salum Knabben</text:p>
          </table:table-cell>
          <table:table-cell table:style-name="Table1.E2" office:value-type="string">
            <text:p text:style-name="P12">Peritus: ferramenta de perícia em evidências multimídia da Polícia Federal</text:p>
            <text:p text:style-name="P40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6">11</text:span>:<text:span text:style-name="T16">0</text:span>0 – 1<text:span text:style-name="T16">2</text:span>:<text:span text:style-name="T16">0</text:span>0</text:p>
          </table:table-cell>
          <table:table-cell table:style-name="Table1.C3" table:number-columns-spanned="3" office:value-type="string">
            <text:p text:style-name="P12">Keynote: O uso de software livre do IBGE</text:p>
            <text:p text:style-name="P40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6">2</text:span>:<text:span text:style-name="T16">0</text:span>0 – 1<text:span text:style-name="T16">4</text:span>:<text:span text:style-name="T16">0</text:span>0</text:p>
          </table:table-cell>
          <table:table-cell table:style-name="Table1.E2" table:number-columns-spanned="3" office:value-type="string">
            <text:p text:style-name="P33"><text:span text:style-name="T21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6">4:00</text:span> – 1<text:span text:style-name="T16">4</text:span>:<text:span text:style-name="T13">3</text:span>0</text:p>
          </table:table-cell>
          <table:table-cell table:style-name="Table1.C3" table:number-columns-spanned="3" office:value-type="string">
            <text:p text:style-name="P12">Cerimônia Oficial de Abertura</text:p>
            <text:p text:style-name="P40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1">1<text:span text:style-name="T16">4</text:span>:<text:span text:style-name="T11">3</text:span>0 – 1<text:span text:style-name="T16">5</text:span>:30</text:p>
          </table:table-cell>
          <table:table-cell table:style-name="Table1.B2" office:value-type="string">
            <text:p text:style-name="P11">PostgreSQL - Monitorando performance e outros itens</text:p>
            <text:p text:style-name="P37">Lúcio Chiessi</text:p>
          </table:table-cell>
          <table:table-cell table:style-name="Table1.B2" office:value-type="string">
            <text:p text:style-name="P24">Matomo, web analytics com <text:line-break/>stack open source</text:p>
            <text:p text:style-name="P36">Claudio Ferreira Filho</text:p>
          </table:table-cell>
          <table:table-cell table:style-name="Table1.E2" office:value-type="string">
            <text:p text:style-name="P24">Git Branching: Equívocos, Erros e Soluções</text:p>
            <text:p text:style-name="P36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6">5</text:span>:30 – 1<text:span text:style-name="T16">6</text:span>:<text:span text:style-name="T16">0</text:span>0</text:p>
          </table:table-cell>
          <table:table-cell table:style-name="Table1.E2" table:number-columns-spanned="3" office:value-type="string">
            <text:p text:style-name="P29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6">6</text:span>:<text:span text:style-name="T16">0</text:span>0 – 1<text:span text:style-name="T16">7</text:span>:00</text:p>
          </table:table-cell>
          <table:table-cell table:style-name="Table1.B2" office:value-type="string">
            <text:p text:style-name="P12">Porque eu gosto de trabalhar <text:line-break/>com open source</text:p>
            <text:p text:style-name="P40">Mateus Oliveira</text:p>
          </table:table-cell>
          <table:table-cell table:style-name="Table1.B2" office:value-type="string">
            <text:p text:style-name="P12">Curvas Fernéticas Animadas</text:p>
            <text:p text:style-name="P40">Ole Peter Smith</text:p>
          </table:table-cell>
          <table:table-cell table:style-name="Table1.E2" office:value-type="string">
            <text:p text:style-name="P12">Inspecionando pacotes RPM</text:p>
            <text:p text:style-name="P40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6">7</text:span>:00 – 1<text:span text:style-name="T16">8</text:span>:00</text:p>
          </table:table-cell>
          <table:table-cell table:style-name="Table1.E2" table:number-columns-spanned="3" office:value-type="string">
            <text:p text:style-name="P11">Painel: É possível vencer a canibalização do Mercado?</text:p>
            <text:p text:style-name="P37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9">19:00</text:p>
          </table:table-cell>
          <table:table-cell table:style-name="Table1.E2" table:number-columns-spanned="3" office:value-type="string">
            <text:p text:style-name="P29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53">SÁ<text:span text:style-name="T17">B</text:span></text:p>
            <text:p text:style-name="P64">24</text:p>
            <text:p text:style-name="P59"><text:span text:style-name="T12">AGO</text:span><text:line-break/></text:p>
            <text:p text:style-name="P61">Presencial</text:p>
          </table:table-cell>
          <table:table-cell table:style-name="Table2.B1" office:value-type="string">
            <text:p text:style-name="P55">Horário</text:p>
          </table:table-cell>
          <table:table-cell table:style-name="Table2.B1" office:value-type="string">
            <text:p text:style-name="P55">Sala 1</text:p>
          </table:table-cell>
          <table:table-cell table:style-name="Table2.B1" office:value-type="string">
            <text:p text:style-name="P55">Sala 2</text:p>
          </table:table-cell>
          <table:table-cell table:style-name="Table2.E1" office:value-type="string">
            <text:p text:style-name="P57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19"><text:span text:style-name="T17">09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2.B2" office:value-type="string">
            <text:p text:style-name="P16"><text:span text:style-name="T19">Mini-Tutorial</text:span><text:line-break/>Refatorando aplicações na prática</text:p>
            <text:p text:style-name="P39">Vinicius Campitelli</text:p>
          </table:table-cell>
          <table:table-cell table:style-name="Table2.B2" office:value-type="string">
            <text:p text:style-name="P16"><text:span text:style-name="T19">Mini-Tutorial</text:span><text:line-break/>Monte sua primeira loja <text:line-break/>virtual com WooCommerce</text:p>
            <text:p text:style-name="P39">Marco Andrei Kichalowski</text:p>
          </table:table-cell>
          <table:table-cell table:style-name="Table2.E2" office:value-type="string">
            <text:p text:style-name="P16"><text:span text:style-name="T19">Mini-Tutorial</text:span><text:line-break/>Expressões Regulares</text:p>
            <text:p text:style-name="P39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7">1</text:span>:<text:span text:style-name="T16">0</text:span>0 – 1<text:span text:style-name="T17">2</text:span>:<text:span text:style-name="T16">0</text:span>0</text:p>
          </table:table-cell>
          <table:table-cell table:style-name="Table2.B2" office:value-type="string">
            <text:p text:style-name="P31">Wazuh, o polvo da <text:line-break/>cibersegurança defensiva</text:p>
            <text:p text:style-name="P45">Marcius da Costa Silveira</text:p>
          </table:table-cell>
          <table:table-cell table:style-name="Table2.B2" office:value-type="string">
            <text:p text:style-name="P31">Zabbix – Usando os Parâmetros de Usuários pra monitoramento <text:line-break/>de bancos de dados</text:p>
            <text:p text:style-name="P45">Lúcio Chiessi</text:p>
          </table:table-cell>
          <table:table-cell table:style-name="Table2.E2" office:value-type="string">
            <text:p text:style-name="P31">De programador local a líder global</text:p>
            <text:p text:style-name="P45">Rir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7">2</text:span><text:span text:style-name="T16">:00</text:span> – 1<text:span text:style-name="T16">4</text:span>:<text:span text:style-name="T17">0</text:span>0</text:p>
          </table:table-cell>
          <table:table-cell table:style-name="Table2.E2" table:number-columns-spanned="3" office:value-type="string">
            <text:p text:style-name="P32"><text:span text:style-name="T21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2">1<text:span text:style-name="T16">4</text:span>:<text:span text:style-name="T17">0</text:span>0 – 1<text:span text:style-name="T16">5</text:span>:<text:span text:style-name="T17">0</text:span>0</text:p>
          </table:table-cell>
          <table:table-cell table:style-name="Table2.C5" table:number-columns-spanned="3" office:value-type="string">
            <text:p text:style-name="P9">Keynote: Já fomos bons nisso!</text:p>
            <text:p text:style-name="P38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6">5</text:span>:<text:span text:style-name="T17">0</text:span>0 – 1<text:span text:style-name="T17">5</text:span>:<text:span text:style-name="T17">3</text:span>0</text:p>
          </table:table-cell>
          <table:table-cell table:style-name="Table2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8">5</text:span>:<text:span text:style-name="T18">3</text:span>0 – 1<text:span text:style-name="T18">6</text:span>:<text:span text:style-name="T18">3</text:span>0</text:p>
          </table:table-cell>
          <table:table-cell table:style-name="Table2.B2" office:value-type="string">
            <text:p text:style-name="P10">Criando esteiras de CI/CD performáticas e seguras</text:p>
            <text:p text:style-name="P39">Vinícius Campitelli</text:p>
          </table:table-cell>
          <table:table-cell table:style-name="Table2.B2" office:value-type="string">
            <text:p text:style-name="P10">Observabilidade Além do Alcance</text:p>
            <text:p text:style-name="P39">Rafael Martin Alves Ferreira</text:p>
          </table:table-cell>
          <table:table-cell table:style-name="Table2.E2" office:value-type="string">
            <text:p text:style-name="P10">Dominando o Troubleshooting: Estratégias e Ferramentas para Resolução de Problemas</text:p>
            <text:p text:style-name="P39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8">6</text:span>:<text:span text:style-name="T18">3</text:span>0 – 1<text:span text:style-name="T18">7</text:span>:<text:span text:style-name="T18">3</text:span>0</text:p>
          </table:table-cell>
          <table:table-cell table:style-name="Table2.B2" office:value-type="string">
            <text:p text:style-name="P9">5 plataformas livres para construir seu e-commerce</text:p>
            <text:p text:style-name="P38">Marco Andrei Kichalowsky</text:p>
          </table:table-cell>
          <table:table-cell table:style-name="Table2.B2" office:value-type="string">
            <text:p text:style-name="P67">Escreva monolitos, publique microsserviços usando </text:p>
            <text:p text:style-name="P67">Go e o ServiceWeaver</text:p>
            <text:p text:style-name="P66">Elton Minetto</text:p>
          </table:table-cell>
          <table:table-cell table:style-name="Table2.E2" office:value-type="string">
            <text:p text:style-name="P9">Revisando os conceitos: Hacker ou Maker?</text:p>
            <text:p text:style-name="P38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0"><text:span text:style-name="T18">17:30 - </text:span>1<text:span text:style-name="T18">8</text:span>:00</text:p>
          </table:table-cell>
          <table:table-cell table:style-name="Table2.C5" table:number-columns-spanned="3" office:value-type="string">
            <text:p text:style-name="P30">Cerimônia Oficial de Encerramento</text:p>
            <text:p text:style-name="P44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4">19:00</text:p>
          </table:table-cell>
          <table:table-cell table:style-name="Table2.E2" table:number-columns-spanned="3" office:value-type="string">
            <text:p text:style-name="P34">Happy Hour</text:p>
          </table:table-cell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officeooo:rsid="003b4bdf" style:font-size-asian="9pt" style:font-size-complex="9pt"/>
    </style:style>
    <style:style style:name="MT9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1.0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7">CC BY-SA ConFLOSS - <text:s text:c="2"/>Versão 0.1.</text:span><text:span text:style-name="MT8">0</text:span><text:span text:style-name="MT7"> - </text:span><text:span text:style-name="MT8">2024-06-26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9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6-29T18:50:11.395164119</dc:date>
    <meta:editing-duration>PT11H48M53S</meta:editing-duration>
    <meta:editing-cycles>60</meta:editing-cycles>
    <meta:generator>LibreOffice/24.2.4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9" meta:word-count="540" meta:character-count="3600" meta:non-whitespace-character-count="3161"/>
  </office:meta>
</office:document-meta>
</file>